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vg:font-family="OpenSymbol" style:font-family-generic="system"/>
    <style:font-face style:name="Cambria" svg:font-family="Cambria" style:font-family-generic="roman" style:font-pitch="variable" svg:panose-1="2 4 5 3 5 4 6 3 2 4"/>
  </office:font-face-decls>
  <office:automatic-styles>
    <style:style style:name="TableColumn2" style:family="table-column">
      <style:table-column-properties style:column-width="1.1895in" style:use-optimal-column-width="false"/>
    </style:style>
    <style:style style:name="TableColumn3" style:family="table-column">
      <style:table-column-properties style:column-width="1.4881in" style:use-optimal-column-width="false"/>
    </style:style>
    <style:style style:name="TableColumn4" style:family="table-column">
      <style:table-column-properties style:column-width="1.7701in" style:use-optimal-column-width="false"/>
    </style:style>
    <style:style style:name="TableColumn5" style:family="table-column">
      <style:table-column-properties style:column-width="0.9791in" style:use-optimal-column-width="false"/>
    </style:style>
    <style:style style:name="TableColumn6" style:family="table-column">
      <style:table-column-properties style:column-width="1.6604in" style:use-optimal-column-width="false"/>
    </style:style>
    <style:style style:name="Table1" style:family="table" style:master-page-name="MP0">
      <style:table-properties style:width="7.0875in" fo:margin-left="-0.3937in" table:align="left"/>
    </style:style>
    <style:style style:name="TableRow7" style:family="table-row">
      <style:table-row-properties style:use-optimal-row-height="false"/>
    </style:style>
    <style:style style:name="TableCell8" style:family="table-cell">
      <style:table-cell-properties fo:border="0.0069in solid #00000A" fo:padding-top="0in" fo:padding-left="0.075in" fo:padding-bottom="0in" fo:padding-right="0.075in"/>
    </style:style>
    <style:style style:name="P9" style:parent-style-name="Standard" style:family="paragraph">
      <style:paragraph-properties fo:break-before="page"/>
      <style:text-properties fo:color="#A6A6A6"/>
    </style:style>
    <style:style style:name="TableCell10" style:family="table-cell">
      <style:table-cell-properties fo:border="0.0069in solid #00000A" fo:padding-top="0in" fo:padding-left="0.075in" fo:padding-bottom="0in" fo:padding-right="0.075in"/>
    </style:style>
    <style:style style:name="P11" style:parent-style-name="Standard" style:family="paragraph">
      <style:text-properties fo:color="#A6A6A6"/>
    </style:style>
    <style:style style:name="P12" style:parent-style-name="Standard" style:family="paragraph">
      <style:text-properties fo:color="#A6A6A6"/>
    </style:style>
    <style:style style:name="P13" style:parent-style-name="Standard" style:family="paragraph">
      <style:text-properties fo:color="#A6A6A6"/>
    </style:style>
    <style:style style:name="P14" style:parent-style-name="Standard" style:family="paragraph">
      <style:text-properties fo:color="#A6A6A6"/>
    </style:style>
    <style:style style:name="TableCell15" style:family="table-cell">
      <style:table-cell-properties fo:border="0.0069in solid #00000A" fo:padding-top="0in" fo:padding-left="0.075in" fo:padding-bottom="0in" fo:padding-right="0.075in"/>
    </style:style>
    <style:style style:name="P16" style:parent-style-name="Standard" style:family="paragraph">
      <style:text-properties fo:font-size="10pt" style:font-size-asian="10pt" style:font-size-complex="10pt"/>
    </style:style>
    <style:style style:name="P17" style:parent-style-name="Standard" style:family="paragraph">
      <style:text-properties fo:font-size="10pt" style:font-size-asian="10pt" style:font-size-complex="10pt"/>
    </style:style>
    <style:style style:name="T18" style:parent-style-name="Absatz-Standardschriftart" style:family="text">
      <style:text-properties fo:font-size="10pt" style:font-size-asian="10pt" style:font-size-complex="10pt"/>
    </style:style>
    <style:style style:name="P19" style:parent-style-name="Standard" style:family="paragraph">
      <style:text-properties fo:font-size="10pt" style:font-size-asian="10pt" style:font-size-complex="10pt"/>
    </style:style>
    <style:style style:name="P20" style:parent-style-name="Standard" style:family="paragraph">
      <style:text-properties fo:font-size="10pt" style:font-size-asian="10pt" style:font-size-complex="10pt"/>
    </style:style>
    <style:style style:name="P21" style:parent-style-name="Standard" style:family="paragraph">
      <style:text-properties fo:font-size="10pt" style:font-size-asian="10pt" style:font-size-complex="10pt"/>
    </style:style>
    <style:style style:name="P22" style:parent-style-name="Standard" style:family="paragraph">
      <style:text-properties fo:font-size="10pt" style:font-size-asian="10pt" style:font-size-complex="10pt"/>
    </style:style>
    <style:style style:name="P23" style:parent-style-name="Standard" style:family="paragraph">
      <style:text-properties fo:font-size="10pt" style:font-size-asian="10pt" style:font-size-complex="10pt"/>
    </style:style>
    <style:style style:name="P24" style:parent-style-name="Standard" style:family="paragraph">
      <style:text-properties fo:font-size="10pt" style:font-size-asian="10pt" style:font-size-complex="10pt"/>
    </style:style>
    <style:style style:name="P25" style:parent-style-name="Standard" style:family="paragraph">
      <style:text-properties fo:font-size="10pt" style:font-size-asian="10pt" style:font-size-complex="10pt"/>
    </style:style>
    <style:style style:name="P26" style:parent-style-name="Standard" style:family="paragraph">
      <style:text-properties fo:font-size="10pt" style:font-size-asian="10pt" style:font-size-complex="10pt"/>
    </style:style>
    <style:style style:name="P27" style:parent-style-name="Standard" style:family="paragraph">
      <style:text-properties style:font-name-complex="Arial"/>
    </style:style>
    <style:style style:name="P28" style:parent-style-name="Standard" style:family="paragraph">
      <style:text-properties style:font-name-complex="Arial"/>
    </style:style>
    <style:style style:name="P29" style:parent-style-name="Standard" style:family="paragraph">
      <style:text-properties style:font-name-complex="Arial"/>
    </style:style>
    <style:style style:name="P30" style:parent-style-name="Standard" style:family="paragraph">
      <style:text-properties style:font-name-complex="Arial"/>
    </style:style>
    <style:style style:name="P31" style:parent-style-name="Standard" style:family="paragraph">
      <style:text-properties style:font-name-complex="Arial"/>
    </style:style>
    <style:style style:name="P32" style:parent-style-name="Standard" style:family="paragraph">
      <style:text-properties style:font-name-complex="Arial"/>
    </style:style>
    <style:style style:name="P33" style:parent-style-name="Standard" style:family="paragraph">
      <style:text-properties style:font-name-complex="Arial"/>
    </style:style>
    <style:style style:name="P34" style:parent-style-name="Standard" style:family="paragraph">
      <style:text-properties style:font-name-complex="Arial"/>
    </style:style>
    <style:style style:name="P35" style:parent-style-name="Standard" style:family="paragraph">
      <style:text-properties style:font-name-complex="Arial"/>
    </style:style>
    <style:style style:name="P36" style:parent-style-name="Standard" style:family="paragraph">
      <style:text-properties style:font-name-complex="Arial"/>
    </style:style>
    <style:style style:name="P37" style:parent-style-name="Standard" style:family="paragraph">
      <style:text-properties style:font-name-complex="Arial"/>
    </style:style>
    <style:style style:name="P38" style:parent-style-name="Standard" style:family="paragraph">
      <style:text-properties style:font-name-complex="Arial"/>
    </style:style>
    <style:style style:name="P39" style:parent-style-name="Standard" style:family="paragraph">
      <style:text-properties style:font-name-complex="Arial"/>
    </style:style>
    <style:style style:name="P40" style:parent-style-name="Standard" style:family="paragraph">
      <style:text-properties style:font-name-complex="Arial"/>
    </style:style>
    <style:style style:name="TableCell41" style:family="table-cell">
      <style:table-cell-properties fo:border="0.0069in solid #00000A" fo:padding-top="0in" fo:padding-left="0.075in" fo:padding-bottom="0in" fo:padding-right="0.075in"/>
    </style:style>
    <style:style style:name="P42" style:parent-style-name="Standard" style:family="paragraph">
      <style:text-properties fo:language="fr" fo:country="FR"/>
    </style:style>
    <style:style style:name="P43" style:parent-style-name="Standard" style:family="paragraph">
      <style:text-properties fo:language="fr" fo:country="FR"/>
    </style:style>
    <style:style style:name="P44" style:parent-style-name="Standard" style:family="paragraph">
      <style:text-properties fo:language="fr" fo:country="FR"/>
    </style:style>
    <style:style style:name="P45" style:parent-style-name="Standard" style:family="paragraph">
      <style:text-properties fo:language="fr" fo:country="FR"/>
    </style:style>
    <style:style style:name="P46" style:parent-style-name="Standard" style:family="paragraph">
      <style:text-properties fo:language="fr" fo:country="FR"/>
    </style:style>
    <style:style style:name="P47" style:parent-style-name="Standard" style:family="paragraph">
      <style:text-properties fo:language="fr" fo:country="FR"/>
    </style:style>
    <style:style style:name="P48" style:parent-style-name="Standard" style:family="paragraph">
      <style:text-properties fo:language="fr" fo:country="FR"/>
    </style:style>
    <style:style style:name="P49" style:parent-style-name="Standard" style:family="paragraph">
      <style:text-properties fo:language="fr" fo:country="FR"/>
    </style:style>
    <style:style style:name="P50" style:parent-style-name="Standard" style:family="paragraph">
      <style:text-properties fo:language="fr" fo:country="FR"/>
    </style:style>
    <style:style style:name="P51" style:parent-style-name="Standard" style:family="paragraph">
      <style:text-properties fo:language="fr" fo:country="FR"/>
    </style:style>
    <style:style style:name="P52" style:parent-style-name="Standard" style:family="paragraph">
      <style:text-properties fo:language="fr" fo:country="FR"/>
    </style:style>
    <style:style style:name="P53" style:parent-style-name="Standard" style:family="paragraph">
      <style:text-properties fo:language="fr" fo:country="FR"/>
    </style:style>
    <style:style style:name="P54" style:parent-style-name="Standard" style:family="paragraph">
      <style:text-properties fo:language="fr" fo:country="FR"/>
    </style:style>
    <style:style style:name="P55" style:parent-style-name="Standard" style:family="paragraph">
      <style:text-properties fo:language="fr" fo:country="FR"/>
    </style:style>
    <style:style style:name="P56" style:parent-style-name="Standard" style:family="paragraph">
      <style:text-properties fo:language="fr" fo:country="FR"/>
    </style:style>
    <style:style style:name="P57" style:parent-style-name="Standard" style:family="paragraph">
      <style:text-properties fo:language="fr" fo:country="FR"/>
    </style:style>
    <style:style style:name="P58" style:parent-style-name="Standard" style:family="paragraph">
      <style:text-properties fo:language="fr" fo:country="FR"/>
    </style:style>
    <style:style style:name="P59" style:parent-style-name="Standard" style:family="paragraph">
      <style:text-properties fo:language="fr" fo:country="FR"/>
    </style:style>
    <style:style style:name="P60" style:parent-style-name="Standard" style:family="paragraph">
      <style:text-properties fo:language="fr" fo:country="FR"/>
    </style:style>
    <style:style style:name="P61" style:parent-style-name="Standard" style:family="paragraph">
      <style:text-properties fo:language="fr" fo:country="FR"/>
    </style:style>
    <style:style style:name="P62" style:parent-style-name="Standard" style:family="paragraph">
      <style:text-properties fo:language="fr" fo:country="FR"/>
    </style:style>
    <style:style style:name="P63" style:parent-style-name="Standard" style:family="paragraph">
      <style:text-properties fo:language="fr" fo:country="FR"/>
    </style:style>
    <style:style style:name="P64" style:parent-style-name="Standard" style:family="paragraph">
      <style:text-properties fo:language="fr" fo:country="FR"/>
    </style:style>
    <style:style style:name="P65" style:parent-style-name="Standard" style:family="paragraph">
      <style:text-properties fo:language="fr" fo:country="FR"/>
    </style:style>
    <style:style style:name="P66" style:parent-style-name="Standard" style:family="paragraph">
      <style:text-properties fo:language="fr" fo:country="FR"/>
    </style:style>
    <style:style style:name="P67" style:parent-style-name="Standard" style:family="paragraph">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language="en" fo:country="US"/>
    </style:style>
    <style:style style:name="P72" style:parent-style-name="Standard" style:family="paragraph">
      <style:text-properties fo:language="en" fo:country="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text-properties fo:language="en" fo:country="US"/>
    </style:style>
    <style:style style:name="P78" style:parent-style-name="Standard" style:family="paragraph">
      <style:text-properties fo:language="fr" fo:country="FR"/>
    </style:style>
    <style:style style:name="P79" style:parent-style-name="Standard" style:family="paragraph">
      <style:text-properties fo:language="fr" fo:country="FR"/>
    </style:style>
    <style:style style:name="P80" style:parent-style-name="Textbody" style:family="paragraph">
      <style:paragraph-properties fo:margin-bottom="0in"/>
      <style:text-properties fo:language="fr" fo:country="FR"/>
    </style:style>
    <style:style style:name="P81" style:parent-style-name="Standard" style:family="paragraph">
      <style:text-properties fo:language="fr" fo:country="FR"/>
    </style:style>
    <style:style style:name="P82" style:parent-style-name="Standard" style:family="paragraph">
      <style:text-properties fo:language="fr" fo:country="FR"/>
    </style:style>
    <style:style style:name="P83" style:parent-style-name="Standard" style:family="paragraph">
      <style:text-properties fo:language="fr" fo:country="FR"/>
    </style:style>
    <style:style style:name="P84" style:parent-style-name="Standard" style:family="paragraph">
      <style:text-properties fo:language="fr" fo:country="FR"/>
    </style:style>
    <style:style style:name="P85" style:parent-style-name="Standard" style:family="paragraph">
      <style:text-properties fo:language="fr" fo:country="FR"/>
    </style:style>
    <style:style style:name="P86" style:parent-style-name="Standard" style:family="paragraph">
      <style:text-properties fo:language="fr" fo:country="FR"/>
    </style:style>
    <style:style style:name="P87" style:parent-style-name="Standard" style:family="paragraph">
      <style:text-properties fo:language="fr" fo:country="FR"/>
    </style:style>
    <style:style style:name="P88" style:parent-style-name="Standard" style:family="paragraph">
      <style:text-properties fo:language="fr" fo:country="FR"/>
    </style:style>
    <style:style style:name="P89" style:parent-style-name="Standard" style:family="paragraph">
      <style:text-properties fo:language="fr" fo:country="FR"/>
    </style:style>
    <style:style style:name="P90" style:parent-style-name="Standard" style:family="paragraph">
      <style:text-properties fo:language="fr" fo:country="FR"/>
    </style:style>
    <style:style style:name="P91" style:parent-style-name="Standard" style:family="paragraph">
      <style:text-properties fo:language="fr" fo:country="FR"/>
    </style:style>
    <style:style style:name="P92" style:parent-style-name="Standard" style:family="paragraph">
      <style:text-properties fo:language="fr" fo:country="FR"/>
    </style:style>
    <style:style style:name="P93" style:parent-style-name="Standard" style:family="paragraph">
      <style:text-properties fo:language="fr" fo:country="FR"/>
    </style:style>
    <style:style style:name="P94" style:parent-style-name="Standard" style:family="paragraph">
      <style:text-properties fo:language="fr" fo:country="FR"/>
    </style:style>
    <style:style style:name="P95" style:parent-style-name="Standard" style:family="paragraph">
      <style:text-properties fo:language="fr" fo:country="FR"/>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fr" fo:country="FR"/>
    </style:style>
    <style:style style:name="P117" style:parent-style-name="Standard" style:family="paragraph">
      <style:text-properties fo:language="fr" fo:country="FR"/>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language="en" fo:country="US"/>
    </style:style>
    <style:style style:name="P129" style:parent-style-name="Standard" style:family="paragraph">
      <style:text-properties fo:language="en" fo:country="US"/>
    </style:style>
    <style:style style:name="P130" style:parent-style-name="Standard" style:family="paragraph">
      <style:text-properties fo:language="en" fo:country="US"/>
    </style:style>
    <style:style style:name="P131" style:parent-style-name="Standard" style:family="paragraph">
      <style:text-properties fo:language="en" fo:country="US"/>
    </style:style>
    <style:style style:name="P132" style:parent-style-name="Standard" style:family="paragraph">
      <style:text-properties fo:language="en" fo:country="US"/>
    </style:style>
    <style:style style:name="P133" style:parent-style-name="Standard" style:family="paragraph">
      <style:text-properties fo:language="en" fo:country="US"/>
    </style:style>
    <style:style style:name="P134" style:parent-style-name="Standard" style:family="paragraph">
      <style:text-properties fo:language="en" fo:country="US"/>
    </style:style>
    <style:style style:name="P135" style:parent-style-name="Standard" style:family="paragraph">
      <style:text-properties fo:language="en" fo:country="US"/>
    </style:style>
    <style:style style:name="P136" style:parent-style-name="Standard" style:family="paragraph">
      <style:text-properties fo:language="en" fo:country="US"/>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Standard" style:family="paragraph">
      <style:text-properties fo:language="en" fo:country="US"/>
    </style:style>
    <style:style style:name="P142" style:parent-style-name="Standard" style:family="paragraph">
      <style:text-properties fo:language="en" fo:country="US"/>
    </style:style>
    <style:style style:name="P143" style:parent-style-name="Standard" style:family="paragraph">
      <style:text-properties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P152" style:parent-style-name="Standard" style:family="paragraph">
      <style:text-properties fo:language="en" fo:country="US"/>
    </style:style>
    <style:style style:name="P153" style:parent-style-name="Standard" style:family="paragraph">
      <style:text-properties fo:language="en" fo:country="US"/>
    </style:style>
    <style:style style:name="P154" style:parent-style-name="Standard" style:family="paragraph">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P157" style:parent-style-name="Standard" style:family="paragraph">
      <style:text-properties fo:language="en" fo:country="US"/>
    </style:style>
    <style:style style:name="P158" style:parent-style-name="Standard" style:family="paragraph">
      <style:text-properties fo:language="en" fo:country="US"/>
    </style:style>
    <style:style style:name="P159" style:parent-style-name="Standard" style:family="paragraph">
      <style:text-properties fo:language="en" fo:country="US"/>
    </style:style>
    <style:style style:name="P160" style:parent-style-name="Standard" style:family="paragraph">
      <style:text-properties fo:language="en" fo:country="US"/>
    </style:style>
    <style:style style:name="P161" style:parent-style-name="Standard" style:family="paragraph">
      <style:text-properties fo:language="en" fo:country="US"/>
    </style:style>
    <style:style style:name="P162" style:parent-style-name="Standard" style:family="paragraph">
      <style:text-properties fo:language="en" fo:country="US"/>
    </style:style>
    <style:style style:name="P163" style:parent-style-name="Standard" style:family="paragraph">
      <style:text-properties fo:language="en" fo:country="US"/>
    </style:style>
    <style:style style:name="P164" style:parent-style-name="Standard" style:family="paragraph">
      <style:text-properties fo:language="en" fo:country="US"/>
    </style:style>
    <style:style style:name="P165" style:parent-style-name="Standard" style:family="paragraph">
      <style:text-properties fo:language="en" fo:country="US"/>
    </style:style>
    <style:style style:name="P166" style:parent-style-name="Standard" style:family="paragraph">
      <style:text-properties fo:language="en" fo:country="US"/>
    </style:style>
    <style:style style:name="P167" style:parent-style-name="Standard" style:family="paragraph">
      <style:text-properties fo:language="en" fo:country="US"/>
    </style:style>
    <style:style style:name="P168" style:parent-style-name="Standard" style:family="paragraph">
      <style:text-properties fo:language="en" fo:country="US"/>
    </style:style>
    <style:style style:name="P169" style:parent-style-name="Standard" style:family="paragraph">
      <style:text-properties fo:language="en" fo:country="US"/>
    </style:style>
    <style:style style:name="P170" style:parent-style-name="Standard" style:family="paragraph">
      <style:text-properties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P180" style:parent-style-name="Standard" style:family="paragraph">
      <style:text-properties fo:language="en" fo:country="US"/>
    </style:style>
    <style:style style:name="P181" style:parent-style-name="Standard" style:family="paragraph">
      <style:text-properties fo:language="en" fo:country="US"/>
    </style:style>
    <style:style style:name="T182" style:parent-style-name="Absatz-Standardschriftart" style:family="text">
      <style:text-properties fo:language="en" fo:country="US"/>
    </style:style>
    <style:style style:name="T183" style:parent-style-name="StrongEmphasis" style:family="text">
      <style:text-properties fo:font-weight="normal" style:font-weight-asian="normal" style:font-weight-complex="normal"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Standard" style:family="paragraph">
      <style:text-properties fo:language="en" fo:country="US"/>
    </style:style>
    <style:style style:name="P187" style:parent-style-name="Standard" style:family="paragraph">
      <style:text-properties fo:language="en" fo:country="US"/>
    </style:style>
    <style:style style:name="P188" style:parent-style-name="Standard" style:family="paragraph">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Standard" style:family="paragraph">
      <style:text-properties fo:language="en" fo:country="US"/>
    </style:style>
    <style:style style:name="P192" style:parent-style-name="Standard" style:family="paragraph">
      <style:text-properties fo:language="en" fo:country="US"/>
    </style:style>
    <style:style style:name="P193" style:parent-style-name="Standard" style:family="paragraph">
      <style:text-properties fo:language="en" fo:country="US"/>
    </style:style>
    <style:style style:name="P194" style:parent-style-name="Standard" style:family="paragraph">
      <style:text-properties fo:language="en" fo:country="US"/>
    </style:style>
    <style:style style:name="P195" style:parent-style-name="Standard" style:family="paragraph">
      <style:text-properties fo:language="en" fo:country="US"/>
    </style:style>
    <style:style style:name="P196" style:parent-style-name="Überschrift1" style:family="paragraph">
      <style:text-properties style:font-name="Calibri" fo:font-weight="normal" style:font-weight-asian="normal" style:font-weight-complex="normal" fo:font-size="11pt" style:font-size-asian="11pt" style:font-size-complex="11pt" fo:language="en" fo:country="US"/>
    </style:style>
    <style:style style:name="P197" style:parent-style-name="Überschrift1" style:family="paragraph">
      <style:text-properties style:font-name="Calibri" fo:font-weight="normal" style:font-weight-asian="normal" style:font-weight-complex="normal" fo:font-size="11pt" style:font-size-asian="11pt" style:font-size-complex="11pt" fo:language="en" fo:country="US"/>
    </style:style>
    <style:style style:name="P198" style:parent-style-name="Überschrift1" style:family="paragraph">
      <style:text-properties style:font-name="Calibri" fo:font-weight="normal" style:font-weight-asian="normal" style:font-weight-complex="normal" fo:font-size="11pt" style:font-size-asian="11pt" style:font-size-complex="11pt" fo:language="en" fo:country="US"/>
    </style:style>
    <style:style style:name="P199" style:parent-style-name="Überschrift1" style:family="paragraph">
      <style:text-properties style:font-name="Calibri" fo:font-weight="normal" style:font-weight-asian="normal" style:font-weight-complex="normal" fo:font-size="11pt" style:font-size-asian="11pt" style:font-size-complex="11pt" fo:language="en" fo:country="US"/>
    </style:style>
    <style:style style:name="P200" style:parent-style-name="Überschrift1" style:family="paragraph">
      <style:text-properties style:font-name="Calibri" fo:font-weight="normal" style:font-weight-asian="normal" style:font-weight-complex="normal" fo:font-size="11pt" style:font-size-asian="11pt" style:font-size-complex="11pt"/>
    </style:style>
    <style:style style:name="TableCell201" style:family="table-cell">
      <style:table-cell-properties fo:border="0.0069in solid #00000A" fo:padding-top="0in" fo:padding-left="0.075in" fo:padding-bottom="0in" fo:padding-right="0.075in"/>
    </style:style>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paragraph-properties fo:margin-bottom="0in"/>
    </style:style>
    <style:style style:name="P205" style:parent-style-name="Textbody" style:family="paragraph">
      <style:paragraph-properties fo:margin-bottom="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Römische und frühchristliche Kunst</text:p>
          </table:table-cell>
          <table:table-cell table:style-name="TableCell10">
            <text:p text:style-name="Standard">Republikanische Zeit</text:p>
            <text:p text:style-name="Standard">Kaiserzeit</text:p>
            <text:p text:style-name="Standard">Frühchristliche Zeit</text:p>
            <text:p text:style-name="Standard"/>
            <text:p text:style-name="P11">Mittelalterliche Malerei</text:p>
            <text:p text:style-name="Standard"/>
            <text:p text:style-name="Standard">Frühes Mittelalter</text:p>
            <text:p text:style-name="Standard">Romantik</text:p>
            <text:p text:style-name="Standard"/>
            <text:p text:style-name="Standard">Gotik</text:p>
            <text:p text:style-name="Standard"/>
            <text:p text:style-name="P12">Neuzeitliche Kunstrichtungen</text:p>
            <text:p text:style-name="Standard"/>
            <text:p text:style-name="Standard">Renaissance</text:p>
            <text:p text:style-name="Standard">Manierismus</text:p>
            <text:p text:style-name="Standard">Barock</text:p>
            <text:p text:style-name="Standard"/>
            <text:p text:style-name="P13">Beginn der Moderne / 19. Jahrhundert</text:p>
            <text:p text:style-name="Standard"/>
            <text:p text:style-name="Standard">Klassizism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omanti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iedermei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äraffaelit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Realismus</text:p>
            <text:p text:style-name="Standard"/>
            <text:p text:style-name="Standard"/>
            <text:p text:style-name="Standard"/>
            <text:p text:style-name="Standard"/>
            <text:p text:style-name="Standard"/>
            <text:p text:style-name="Standard"/>
            <text:p text:style-name="Standard"/>
            <text:p text:style-name="Standard"/>
            <text:p text:style-name="Standard">Impressionism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Jugendsti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Moderne / 20. Jahrhundert</text:p>
            <text:p text:style-name="Standard"/>
            <text:p text:style-name="Standard">Expressionism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Kubism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uturism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ue Sachlichkei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urrealism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Kunst“ im Faschism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Kunst im Widerstand</text:p>
            <text:p text:style-name="Standard"/>
            <text:p text:style-name="Standard"/>
            <text:p text:style-name="Standard">Abstrakter Expressionism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form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p A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p A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nd Art <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ue Wilde</text:p>
            <text:p text:style-name="Standard"/>
          </table:table-cell>
          <table:table-cell table:style-name="TableCell15">
            <text:p text:style-name="P16">um 50 n. Chr.</text:p>
            <text:p text:style-name="P17">177 n. Chr.</text:p>
            <text:p text:style-name="Standard"><text:span text:style-name="T18"><text:s/></text:span><text:span text:style-name="st">Christi Geburt <text:s/>- <text:s/>600 n. Chr</text:span></text:p>
            <text:p text:style-name="P19"/>
            <text:p text:style-name="P20"/>
            <text:p text:style-name="P21"/>
            <text:p text:style-name="Standard">ca. 500 bis 1050 n. Chr.</text:p>
            <text:p text:style-name="Standard"><text:span text:style-name="st">Ende 18. Jh <text:s/>- 19. Jh.</text:span></text:p>
            <text:p text:style-name="Standard"/>
            <text:p text:style-name="Standard"><text:span text:style-name="st">12. Jahrhundert - 16. Jh.</text:span></text:p>
            <text:p text:style-name="P22"><text:s/></text:p>
            <text:p text:style-name="P23"/>
            <text:p text:style-name="P24"/>
            <text:p text:style-name="P25"/>
            <text:p text:style-name="P26"/>
            <text:p text:style-name="Standard">15. und 16. Jh.</text:p>
            <text:p text:style-name="Standard">erstmals 1792 - heute</text:p>
            <text:p text:style-name="Standard">seit <text:s/>Mitte des 19. Jh</text:p>
            <text:p text:style-name="Standard"/>
            <text:p text:style-name="Standard"/>
            <text:p text:style-name="Standard"/>
            <text:p text:style-name="Standard"/>
            <text:p text:style-name="Standard"/>
            <text:p text:style-name="Standard"><text:span text:style-name="st">1770 <text:s/>- <text:s/>184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de 18. Jh. - <text:s/>Ende 19.J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1815 (Wiener Kongress)<text:s/></text:span><text:soft-page-break/><text:span text:style-name="st">bis 1848 (Beginn der bürgerlichen Revoluti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itte 19. J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itte <text:s/>19. Jh.</text:p>
            <text:p text:style-name="Standard"/>
            <text:p text:style-name="Standard"/>
            <text:p text:style-name="Standard"/>
            <text:p text:style-name="Standard"/>
            <text:p text:style-name="Standard"/>
            <text:p text:style-name="Standard"/>
            <text:p text:style-name="Standard"/>
            <text:p text:style-name="Standard"/>
            <text:p text:style-name="Standard">1860-19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19. zum 20. Jh.</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1905-192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1907-191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1909-1924</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1918-193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1919/24- 1939/66</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Standard"><text:span text:style-name="st">1933-1945</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späten 1940er - frühen 1960er</text:span></text:p>
            <text:p text:style-name="Standard"/>
            <text:p text:style-name="Standard"/>
            <text:p text:style-name="Standard"><text:span text:style-name="st"><text:s/>1940er und 1950er Jah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Mitte der 1950er Jah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1960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Ende der<text:s/></text:span><text:span text:style-name="st">1960er Jahre in den US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st">frühen 1980er Jahr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ute</text:p>
          </table:table-cell>
          <table:table-cell table:style-name="TableCell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Jean-Auguste-Dominique Ingres</text:p>
            <text:p text:style-name="P66">-Asmus Jakob Carstens</text:p>
            <text:p text:style-name="Standard">-<text:bookmark-start text:name="firstHeading9"/><text:bookmark-end text:name="firstHeading9"/>Joseph-Marie Vien</text:p>
            <text:p text:style-name="Standard"/>
            <text:p text:style-name="Standard"/>
            <text:p text:style-name="Standard"/>
            <text:p text:style-name="Standard"/>
            <text:p text:style-name="Standard"/>
            <text:p text:style-name="Standard"/>
            <text:p text:style-name="Standard">-<text:bookmark-start text:name="firstHeading8"/><text:bookmark-end text:name="firstHeading8"/>Caspar David Friedrich</text:p>
            <text:p text:style-name="Standard">-william Turner</text:p>
            <text:p text:style-name="Standard">-Phillip Otto Runge</text:p>
            <text:p text:style-name="Standard"/>
            <text:p text:style-name="Standard"/>
            <text:p text:style-name="Standard"/>
            <text:p text:style-name="Standard"/>
            <text:p text:style-name="Standard"/>
            <text:p text:style-name="Standard"/>
            <text:p text:style-name="Standard"/>
            <text:p text:style-name="Standard"/>
            <text:soft-page-break/>
            <text:p text:style-name="Standard">-<text:bookmark-start text:name="firstHeading6"/><text:bookmark-end text:name="firstHeading6"/>Ferdinand Georg Waldmüller</text:p>
            <text:p text:style-name="Standard">-<text:bookmark-start text:name="firstHeading7"/><text:bookmark-end text:name="firstHeading7"/>Friedrich Gauermann</text:p>
            <text:p text:style-name="Standard">-Moritz von Schwi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J. E. Millais</text:p>
            <text:p text:style-name="P67">- Gabriel Rosetti</text:p>
            <text:p text:style-name="P68">- Simeon Solomon</text:p>
            <text:p text:style-name="P69"/>
            <text:p text:style-name="P70"/>
            <text:p text:style-name="P71"/>
            <text:p text:style-name="P72"/>
            <text:p text:style-name="P73"/>
            <text:p text:style-name="P74"/>
            <text:p text:style-name="P75"/>
            <text:p text:style-name="P76"/>
            <text:p text:style-name="P77">-<text:bookmark-start text:name="firstHeading5"/><text:bookmark-end text:name="firstHeading5"/>Gustave Courbet</text:p>
            <text:p text:style-name="P78">-Albrecht Dürer</text:p>
            <text:p text:style-name="P79">-Jean-François Millet</text:p>
            <text:p text:style-name="P80"/>
            <text:p text:style-name="P81"/>
            <text:p text:style-name="P82">-Claude Monet</text:p>
            <text:p text:style-name="P83">-<text:bookmark-start text:name="firstHeading3"/><text:bookmark-end text:name="firstHeading3"/>Frédéric Bazille</text:p>
            <text:p text:style-name="P84">-<text:bookmark-start text:name="firstHeading4"/><text:bookmark-end text:name="firstHeading4"/>Edouard Manet</text:p>
            <text:p text:style-name="P85"/>
            <text:p text:style-name="P86"/>
            <text:p text:style-name="P87"/>
            <text:p text:style-name="P88"/>
            <text:p text:style-name="P89"/>
            <text:p text:style-name="P90"/>
            <text:p text:style-name="P91"/>
            <text:p text:style-name="P92"/>
            <text:p text:style-name="P93"/>
            <text:p text:style-name="P94">-Gustav Klimt</text:p>
            <text:p text:style-name="P95">-Alfons Mucha</text:p>
            <text:p text:style-name="P96">-Louis Comfort Tiffany</text:p>
            <text:p text:style-name="P97"/>
            <text:p text:style-name="P98"/>
            <text:p text:style-name="P99"/>
            <text:p text:style-name="P100"/>
            <text:p text:style-name="P101"/>
            <text:p text:style-name="P102"/>
            <text:p text:style-name="P103"/>
            <text:p text:style-name="P104"/>
            <text:p text:style-name="P105"/>
            <text:p text:style-name="P106">- August Macke</text:p>
            <text:p text:style-name="P107">- Franz Marc</text:p>
            <text:p text:style-name="P108">-<text:s/>Otto Mueller</text:p>
            <text:p text:style-name="P109"/>
            <text:p text:style-name="P110"/>
            <text:p text:style-name="P111"/>
            <text:p text:style-name="P112"/>
            <text:p text:style-name="P113"/>
            <text:p text:style-name="P114"/>
            <text:p text:style-name="P115"/>
            <text:p text:style-name="P116">-Pablo Picasso</text:p>
            <text:p text:style-name="P117">- Roger de La Fresnaye</text:p>
            <text:p text:style-name="P118">-Juan Gris</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Umberto Boccioni</text:p>
            <text:p text:style-name="P135">-Gino Severini</text:p>
            <text:p text:style-name="P136">-Giacomo<text:s/><text:soft-page-break/>Balla</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Otto Dix</text:p>
            <text:p text:style-name="P157">-Max Beckmann</text:p>
            <text:p text:style-name="P158">-Christian Schad</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Leonora Carrington</text:p>
            <text:p text:style-name="Standard"><text:span text:style-name="T182">-</text:span><text:span text:style-name="T183">Arthur Rimbaud</text:span></text:p>
            <text:p text:style-name="Standard">-Robert Delauna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hauptspalte"/><text:bookmark-end text:name="hauptspalte"/>-Arthur Szyk</text:p>
            <text:p text:style-name="Standard"/>
            <text:p text:style-name="Standard"/>
            <text:p text:style-name="Standard"/>
            <text:p text:style-name="Standard">-Hans Hofmann</text:p>
            <text:p text:style-name="Textbody">-Walter Helbig</text:p>
            <text:p text:style-name="Textbody">-Franz Kline</text:p>
            <text:p text:style-name="Textbody"/>
            <text:p text:style-name="Textbody"/>
            <text:p text:style-name="Textbody"/>
            <text:p text:style-name="Textbody"/>
            <text:p text:style-name="Textbody"/>
            <text:p text:style-name="Standard"/>
            <text:p text:style-name="Standard"/>
            <text:p text:style-name="Standard">-Otto Greis</text:p>
            <text:p text:style-name="Standard">-Wilhelm Hager</text:p>
            <text:p text:style-name="Standard"/>
            <text:p text:style-name="Standard"/>
            <text:p text:style-name="Standard"/>
            <text:p text:style-name="Standard"/>
            <text:p text:style-name="Standard"/>
            <text:p text:style-name="Standard"/>
            <text:p text:style-name="Standard"/>
            <text:p text:style-name="Standard"/>
            <text:p text:style-name="Standard">-Andy Warhol</text:p>
            <text:p text:style-name="Standard">-Roy<text:s/><text:soft-page-break/>Lichtenste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Yaacov Agam</text:p>
            <text:p text:style-name="Standard">- Heinz Mack</text:p>
            <text:p text:style-name="P184">-Josef Albers</text:p>
            <text:p text:style-name="P185"/>
            <text:p text:style-name="P186"/>
            <text:p text:style-name="P187"/>
            <text:p text:style-name="P188"/>
            <text:p text:style-name="P189"/>
            <text:p text:style-name="P190"/>
            <text:p text:style-name="P191"/>
            <text:p text:style-name="P192"/>
            <text:p text:style-name="P193"/>
            <text:p text:style-name="P194"/>
            <text:p text:style-name="P195"/>
            <text:h text:style-name="P196" text:outline-level="1"><text:bookmark-start text:name="firstHeading1"/><text:bookmark-end text:name="firstHeading1"/>-James Turrel<text:bookmark-start text:name="firstHeading2"/><text:bookmark-end text:name="firstHeading2"/>l</text:h>
            <text:h text:style-name="P197" text:outline-level="1">-Charles Ross</text:h>
            <text:h text:style-name="P198" text:outline-level="1">- Michael Heizer</text:h>
            <text:h text:style-name="P199" text:outline-level="1"/>
            <text:h text:style-name="P200" text:outline-level="1"><text:bookmark-start text:name="firstHeading"/><text:bookmark-end text:name="firstHeading"/>-Bernd Koberling</text:h>
            <text:p text:style-name="Standard">-Franz Hitzler</text:p>
            <text:p text:style-name="Textbody">-Peter Bömmels</text:p>
          </table:table-cell>
          <table:table-cell table:style-name="TableCell20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e Bilder des Klassizismus'<text:s/>sind einfache und klare, gelegentlich auch in einer strenge Formensprache</text:p>
            <text:p text:style-name="Standard">Ihre Ziel war es durch Maß und Harmonie eine„vollkommene“ (Natur idealisierende) Schönheit zu erschaffen welche schön, edel und erziehend sein sollte.</text:p>
            <text:p text:style-name="Standard"/>
            <text:p text:style-name="Standard"/>
            <text:p text:style-name="Standard">Das Gefühl und das Herz als<text:s/>Symbol <text:s/>sind der ausgehende Mittelpunkt der 'Romantik'.</text:p>
            <text:p text:style-name="Standard">Die Natur wird hierbei als Spiegel des individuellen Empfindens genutzt um <text:s/>verschiedener Sehnsüchte. auszudrücken</text:p>
            <text:p text:style-name="Standard"/>
            <text:p text:style-name="Standard"/>
            <text:p text:style-name="Standard">Dominanz in der<text:s/><text:soft-page-break/>Biedermeier zeigt sich vor allem in der Landschaftsmalerei, Porträt sowie Genremalerei. Religiöse und historische Motive fehlen fast völlig.</text:p>
            <text:p text:style-name="Standard">Man zeichnete im Stil realistisch und ähnelten oft <text:s/>fotografischen Abbildung. Die Vorbild war die niederländische Malerei des 17. Jahrhunderts .</text:p>
            <text:p text:style-name="Standard"/>
            <text:p text:style-name="Standard"/>
            <text:p text:style-name="Standard"/>
            <text:p text:style-name="Standard">Die Präraffaeliten waren eine Gruppe von Künstlern in England. Sie zeichneten sich durch ihre Detailgetreue und ihrer Darstellungen der Natur in ihren <text:s/>Gemälde aus . Zusätzlich richteten die sich nach ihren manifesten.</text:p>
            <text:p text:style-name="Standard"/>
            <text:p text:style-name="Standard"/>
            <text:p text:style-name="Standard">Der 'Realismus' prägt eine genaue Realitätsgetreu. Die Leute versuchten alltägliche Szenen aus dem ärmlichen Leben darzustellen.</text:p>
            <text:p text:style-name="Standard"/>
            <text:p text:style-name="Standard"/>
            <text:p text:style-name="Standard">Die Motive im Impressionismus wurden oft unter freiem Himmel und in <text:s/>skizzenhaften Art gemacht. Welche es ermöglichte, die Reflexe des Lichts einzufangen, da man besonders hier eine bestimmten Tages- oder Jahreszeit hervorgehoben wollte.</text:p>
            <text:p text:style-name="Standard"/>
            <text:p text:style-name="Standard"/>
            <text:p text:style-name="Standard"/>
            <text:p text:style-name="P202">Der Jugendstil verwendet ekorative fließende Linien und florale Ornamente, sowie geometrische Formen. Außerdem der Verwendung von symbolischen Gestalten. Sie ist eine Nachahmung der Natur in welcher vorallem die Frau im Mittelpunkt steht.</text:p>
            <text:p text:style-name="Standard"/>
            <text:p text:style-name="Standard"/>
            <text:p text:style-name="Standard"/>
            <text:p text:style-name="Standard">Der freier Umgang mit Farbe und Form in häufiger Verwendung ungemischter Farben, sowie der Motivreduzierung auf markante Formelemente der Bildobjekte ist ein markantes merkmal des Expressionismus</text:p>
            <text:p text:style-name="P203"/>
            <text:p text:style-name="P204">Der Kubismus lässt<text:s/>sich in zweierlei weise deuten :</text:p>
            <text:p text:style-name="P205">1. Er soll nicht mehr die (scheinbare) Welt darstellen . Der Raum eines Gemäldes ist formal zu gliedern um die Werte- und Kräfteverteilungen miteinander in Einklang bringen.</text:p>
            <text:p text:style-name="Textbody">2.Oder als konzeptioneller Bruch, im sinne der Ausschaltung des traditionellen Chiaroscuro und <text:s/>Pinselstrichs.</text:p>
            <text:p text:style-name="Standard"/>
            <text:p text:style-name="Standard">Der Futurismus ist die erste radikale Bewegung der<text:s/><text:soft-page-break/>Avantgarde, die mit den als veraltet empfundenen Traditionen brach um eine Kunst zu schaffen die den Anforderungen des modernen (technisierten und dynamisierten) Lebens gerecht werden sollte <text:s/>Oft Verwendete wurden Elemente der Dynamik ( Lichtbündelung, vibrierende Konturen, wiederholte Formvarianten, ineinander zerfließende Figuren).</text:p>
            <text:p text:style-name="Standard"/>
            <text:p text:style-name="Standard"/>
            <text:p text:style-name="Standard"/>
            <text:p text:style-name="Standard">Die Neue Sachlichkeit ist eine Kunstströmung im Deutschen<text:s/>Reich in der <text:s/>Zwischenkriegszeit )als Abkehr vom Expressionismus und seiner stark subjektiv geprägten Kunst.</text:p>
            <text:p text:style-name="Standard">Sie hatte eine Orientierung an der Realität, Nüchternheit und einem sachlicher Malstil.</text:p>
            <text:p text:style-name="Standard">Die ist Zeuge der Weimarer Republik (Goldene Zwanziger).</text:p>
            <text:p text:style-name="Standard">In<text:s/>Werken der Neuen Sachlichkeit wird <text:s/>Kontrast zwischen Vergnügung und Glanz und sozialem Elend durch Inflation und Arbeitslosigkeit dargestellt.</text:p>
            <text:p text:style-name="Standard"/>
            <text:p text:style-name="Standard"/>
            <text:p text:style-name="Standard">Lebenshaltung und Lebenskunst gegen traditionelle Normen äußert. raumhaftes, Unbewusstes, Absurdes<text:s/><text:soft-page-break/>und Phantastisches sind daher Merkmale der literarischen, bildnerischen und filmischen Ausdrucksmittel</text:p>
            <text:p text:style-name="Standard"/>
            <text:p text:style-name="Standard"/>
            <text:p text:style-name="Standard">Die Kunst im Faschismuss ist keinen einheitlichen Stilrichrtung .Es ist ein Sammelbegriff für die in der Zeit des Nationalsozialismus. Bilder die gezeigt werden<text:s/>durften, Bilder die in die Ideologie der Nazis passte.</text:p>
            <text:p text:style-name="Standard"/>
            <text:p text:style-name="Standard"/>
            <text:p text:style-name="Standard"/>
            <text:p text:style-name="Standard"/>
            <text:p text:style-name="Standard"/>
            <text:p text:style-name="Standard">Typisch für den Abstrakten Expressionismus ist die Emotion und die Spontanität, welche wichtiger als Perfektion, Vernunft und Reglementierung, ist . Die Darstellungsweise war abstrakt, teilweise<text:s/>auch abstrakt-figurativ. Die Maltechniken wurden variiert.</text:p>
            <text:p text:style-name="Standard"/>
            <text:p text:style-name="Standard"/>
            <text:p text:style-name="Standard"/>
            <text:p text:style-name="Standard">In der Zeit der Informel entschied man dich bewusst gegen eine naturalistische Darstellung. Man arbeitete mit bestimmten künstlerische Methoden abstrahiert .</text:p>
            <text:p text:style-name="Standard"/>
            <text:p text:style-name="Standard"/>
            <text:p text:style-name="Standard"><text:span text:style-name="st">'Pop Art'</text:span><text:span text:style-name="st"><text:s/>ist ein Sammelbegriff für die<text:s/></text:span><text:soft-page-break/><text:span text:style-name="st">Stilrichtungen der abstraktenKunst, <text:s/>im Sinne von nicht-geometrischen und gegenstandslosen Abstraktion.</text:span></text:p>
            <text:p text:style-name="Standard">Vorbild für die auffallenden Malereien waren in erster Linie Objekte aus Unterhaltung und Werbung. Eine weitere Besonderheit <text:s/>ist zunehmend ihre häufige Nutzung grellen Farben.</text:p>
            <text:p text:style-name="Standard"/>
            <text:p text:style-name="Standard"/>
            <text:p text:style-name="Standard"/>
            <text:p text:style-name="Standard">Die 'Op Art', oder auch 'optische krust' spielt mit <text:s/>Formmuster und geometrischer Farbfiguren, die beim Betrachter überraschende oder irritierende optische Effekte erzeugt, welche die Vorstellung von Bewegung und optische Täuschungen erzeugen können.</text:p>
            <text:p text:style-name="Standard"/>
            <text:p text:style-name="Standard"/>
            <text:p text:style-name="Standard"/>
            <text:p text:style-name="Standard">Die Kunstströmung der sogenannten 'Land Art' ist eine Umwandlung von geographischem in ein Kunstwerk.</text:p>
            <text:p text:style-name="Standard"/>
            <text:p text:style-name="Standard"/>
            <text:p text:style-name="Standard"/>
            <text:p text:style-name="Standard"/>
            <text:p text:style-name="Standard"/>
            <text:p text:style-name="Standard"/>
            <text:p text:style-name="Textbody">die Neue Wilde zeichnet <text:s/>großformatige Bilder mit betont malerischer Malweise aus. Ihre Bilder haben oft <text:s/>gezielter Formlosigkeit und werden mit schwungvolle und<text:s/><text:soft-page-break/>heftige Pinselstrich, sowie <text:s/>kräftige Farbigkeit gemalt. Sowie expressiv abstrakte, sinnlich gegenständliche, neon-grelle, mit Graffiti-Elementen durchsetzt.</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vg:font-family="OpenSymbol"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style:font-name="Times New Roman" style:font-name-asian="MS PMincho" style:font-name-complex="Tahoma" fo:font-weight="bold" style:font-weight-asian="bold" style:font-weight-complex="bold" fo:font-size="24pt" style:font-size-asian="24pt" style:font-size-complex="24pt" fo:hyphenate="false"/>
    </style:style>
    <style:style style:name="Überschrift5" style:display-name="Überschrift 5" style:family="paragraph" style:parent-style-name="Heading" style:next-style-name="Textbody" style:default-outline-level="5">
      <style:text-properties style:font-name="Times New Roman" style:font-name-asian="MS PMincho" style:font-name-complex="Tahoma" fo:font-weight="bold" style:font-weight-asian="bold" style:font-weight-complex="bold" fo:font-size="10pt" style:font-size-asian="10pt" style:font-size-complex="10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StandardWeb" style:display-name="Standard (Web)" style:family="paragraph" style:parent-style-name="Standard">
      <style:paragraph-properties fo:margin-top="0.0694in" fo:margin-bottom="0.0694in"/>
      <style:text-properties style:font-name="Times New Roman" style:font-name-asian="Times New Roman" style:font-name-complex="Times New Roman"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st" style:display-name="st" style:family="text" style:parent-style-name="Absatz-Standardschriftart"/>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5"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anessa</meta:initial-creator>
    <dc:creator>Philipp</dc:creator>
    <meta:creation-date>2015-01-21T21:33:00Z</meta:creation-date>
    <dc:date>2015-03-02T09:24:00Z</dc:date>
    <meta:print-date>2015-01-21T21:31:00Z</meta:print-date>
    <meta:template xlink:href="Normal" xlink:type="simple"/>
    <meta:editing-cycles>1</meta:editing-cycles>
    <meta:editing-duration>PT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5" meta:word-count="1042" meta:character-count="7594" meta:row-count="54" meta:non-whitespace-character-count="6567"/>
  </office:meta>
</office:document-meta>
</file>